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C4G_KI04_2016_10_2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0158252418" calcext:value-type="float">
            <text:p>0.640158252418</text:p>
          </table:table-cell>
          <table:table-cell office:value-type="float" office:value="0.643024670877" calcext:value-type="float">
            <text:p>0.643024670877</text:p>
          </table:table-cell>
          <table:table-cell office:value-type="float" office:value="0.489636" calcext:value-type="float">
            <text:p>0.489636</text:p>
          </table:table-cell>
          <table:table-cell office:value-type="float" office:value="0.640729489858" calcext:value-type="float">
            <text:p>0.640729489858</text:p>
          </table:table-cell>
          <table:table-cell office:value-type="float" office:value="0.641588260095" calcext:value-type="float">
            <text:p>0.6415882600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4448100783" calcext:value-type="float">
            <text:p>0.614448100783</text:p>
          </table:table-cell>
          <table:table-cell office:value-type="float" office:value="0.67241043865" calcext:value-type="float">
            <text:p>0.67241043865</text:p>
          </table:table-cell>
          <table:table-cell office:value-type="float" office:value="0.488577" calcext:value-type="float">
            <text:p>0.488577</text:p>
          </table:table-cell>
          <table:table-cell office:value-type="float" office:value="0.625227120113" calcext:value-type="float">
            <text:p>0.625227120113</text:p>
          </table:table-cell>
          <table:table-cell office:value-type="float" office:value="0.642123907663" calcext:value-type="float">
            <text:p>0.6421239076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01601285066" calcext:value-type="float">
            <text:p>0.501601285066</text:p>
          </table:table-cell>
          <table:table-cell office:value-type="float" office:value="0.70107787865" calcext:value-type="float">
            <text:p>0.70107787865</text:p>
          </table:table-cell>
          <table:table-cell office:value-type="float" office:value="0.518754" calcext:value-type="float">
            <text:p>0.518754</text:p>
          </table:table-cell>
          <table:table-cell office:value-type="float" office:value="0.531867575118" calcext:value-type="float">
            <text:p>0.531867575118</text:p>
          </table:table-cell>
          <table:table-cell office:value-type="float" office:value="0.584796969086" calcext:value-type="float">
            <text:p>0.5847969690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4005196918" calcext:value-type="float">
            <text:p>0.64005196918</text:p>
          </table:table-cell>
          <table:table-cell office:value-type="float" office:value="0.640635470004" calcext:value-type="float">
            <text:p>0.640635470004</text:p>
          </table:table-cell>
          <table:table-cell office:value-type="float" office:value="0.483272" calcext:value-type="float">
            <text:p>0.483272</text:p>
          </table:table-cell>
          <table:table-cell office:value-type="float" office:value="0.640168584296" calcext:value-type="float">
            <text:p>0.640168584296</text:p>
          </table:table-cell>
          <table:table-cell office:value-type="float" office:value="0.640343586666" calcext:value-type="float">
            <text:p>0.640343586666</text:p>
          </table:table-cell>
        </table:table-row>
        <table:table-row table:style-name="ro1">
          <table:table-cell table:number-columns-repeated="6"/>
          <table:table-cell table:style-name="ce1" table:formula="of:=AVERAGE([.G1:.G4])" office:value-type="float" office:value="0.59906490186175" calcext:value-type="float">
            <text:p>0.59906490186175</text:p>
          </table:table-cell>
          <table:table-cell table:style-name="ce1" table:formula="of:=AVERAGE([.H1:.H4])" office:value-type="float" office:value="0.66428711454525" calcext:value-type="float">
            <text:p>0.66428711454525</text:p>
          </table:table-cell>
          <table:table-cell table:style-name="ce1" table:formula="of:=AVERAGE([.I1:.I4])" office:value-type="float" office:value="0.49505975" calcext:value-type="float">
            <text:p>0.49505975</text:p>
          </table:table-cell>
          <table:table-cell table:style-name="ce1" table:formula="of:=AVERAGE([.J1:.J4])" office:value-type="float" office:value="0.60949819234625" calcext:value-type="float">
            <text:p>0.60949819234625</text:p>
          </table:table-cell>
          <table:table-cell table:style-name="ce1" table:formula="of:=AVERAGE([.K1:.K4])" office:value-type="float" office:value="0.6272131808775" calcext:value-type="float">
            <text:p>0.6272131808775</text:p>
          </table:table-cell>
        </table:table-row>
        <table:table-row table:style-name="ro1">
          <table:table-cell table:number-columns-repeated="6"/>
          <table:table-cell table:style-name="ce2" table:formula="of:=STDEV([.G1:.G4])" office:value-type="float" office:value="0.0660918617159711" calcext:value-type="float">
            <text:p>0.066091861715971</text:p>
          </table:table-cell>
          <table:table-cell table:style-name="ce2" table:formula="of:=STDEV([.H1:.H4])" office:value-type="float" office:value="0.0284665916363569" calcext:value-type="float">
            <text:p>0.028466591636357</text:p>
          </table:table-cell>
          <table:table-cell table:style-name="ce2" table:formula="of:=STDEV([.I1:.I4])" office:value-type="float" office:value="0.0160396554903776" calcext:value-type="float">
            <text:p>0.016039655490378</text:p>
          </table:table-cell>
          <table:table-cell table:style-name="ce2" table:formula="of:=STDEV([.J1:.J4])" office:value-type="float" office:value="0.0522493342431252" calcext:value-type="float">
            <text:p>0.052249334243125</text:p>
          </table:table-cell>
          <table:table-cell table:style-name="ce2" table:formula="of:=STDEV([.K1:.K4])" office:value-type="float" office:value="0.0282873072519183" calcext:value-type="float">
            <text:p>0.0282873072519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65677404461" calcext:value-type="float">
            <text:p>0.565677404461</text:p>
          </table:table-cell>
          <table:table-cell office:value-type="float" office:value="0.687348785668" calcext:value-type="float">
            <text:p>0.687348785668</text:p>
          </table:table-cell>
          <table:table-cell office:value-type="float" office:value="0.418411" calcext:value-type="float">
            <text:p>0.418411</text:p>
          </table:table-cell>
          <table:table-cell office:value-type="float" office:value="0.586439167632" calcext:value-type="float">
            <text:p>0.586439167632</text:p>
          </table:table-cell>
          <table:table-cell office:value-type="float" office:value="0.620605826277" calcext:value-type="float">
            <text:p>0.6206058262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61271947111" calcext:value-type="float">
            <text:p>0.561271947111</text:p>
          </table:table-cell>
          <table:table-cell office:value-type="float" office:value="0.689291614082" calcext:value-type="float">
            <text:p>0.689291614082</text:p>
          </table:table-cell>
          <table:table-cell office:value-type="float" office:value="0.424874" calcext:value-type="float">
            <text:p>0.424874</text:p>
          </table:table-cell>
          <table:table-cell office:value-type="float" office:value="0.582924857008" calcext:value-type="float">
            <text:p>0.582924857008</text:p>
          </table:table-cell>
          <table:table-cell office:value-type="float" office:value="0.618729120804" calcext:value-type="float">
            <text:p>0.6187291208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57350574585" calcext:value-type="float">
            <text:p>0.557350574585</text:p>
          </table:table-cell>
          <table:table-cell office:value-type="float" office:value="0.659852897203" calcext:value-type="float">
            <text:p>0.659852897203</text:p>
          </table:table-cell>
          <table:table-cell office:value-type="float" office:value="0.412696" calcext:value-type="float">
            <text:p>0.412696</text:p>
          </table:table-cell>
          <table:table-cell office:value-type="float" office:value="0.575221697142" calcext:value-type="float">
            <text:p>0.575221697142</text:p>
          </table:table-cell>
          <table:table-cell office:value-type="float" office:value="0.604285807463" calcext:value-type="float">
            <text:p>0.6042858074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36763691295" calcext:value-type="float">
            <text:p>0.436763691295</text:p>
          </table:table-cell>
          <table:table-cell office:value-type="float" office:value="0.686097663047" calcext:value-type="float">
            <text:p>0.686097663047</text:p>
          </table:table-cell>
          <table:table-cell office:value-type="float" office:value="0.432862" calcext:value-type="float">
            <text:p>0.432862</text:p>
          </table:table-cell>
          <table:table-cell office:value-type="float" office:value="0.470996555881" calcext:value-type="float">
            <text:p>0.470996555881</text:p>
          </table:table-cell>
          <table:table-cell office:value-type="float" office:value="0.533748083399" calcext:value-type="float">
            <text:p>0.533748083399</text:p>
          </table:table-cell>
        </table:table-row>
        <table:table-row table:style-name="ro1">
          <table:table-cell table:number-columns-repeated="6"/>
          <table:table-cell table:style-name="ce1" table:formula="of:=AVERAGE([.G8:.G11])" office:value-type="float" office:value="0.530265904363" calcext:value-type="float">
            <text:p>0.530265904363</text:p>
          </table:table-cell>
          <table:table-cell table:style-name="ce1" table:formula="of:=AVERAGE([.H8:.H11])" office:value-type="float" office:value="0.68064774" calcext:value-type="float">
            <text:p>0.68064774</text:p>
          </table:table-cell>
          <table:table-cell table:style-name="ce1" table:formula="of:=AVERAGE([.I8:.I11])" office:value-type="float" office:value="0.42221075" calcext:value-type="float">
            <text:p>0.42221075</text:p>
          </table:table-cell>
          <table:table-cell table:style-name="ce1" table:formula="of:=AVERAGE([.J8:.J11])" office:value-type="float" office:value="0.55389556941575" calcext:value-type="float">
            <text:p>0.55389556941575</text:p>
          </table:table-cell>
          <table:table-cell table:style-name="ce1" table:formula="of:=AVERAGE([.K8:.K11])" office:value-type="float" office:value="0.59434220948575" calcext:value-type="float">
            <text:p>0.59434220948575</text:p>
          </table:table-cell>
        </table:table-row>
        <table:table-row table:style-name="ro1">
          <table:table-cell table:number-columns-repeated="6"/>
          <table:table-cell table:style-name="ce2" table:formula="of:=STDEV([.G8:.G11])" office:value-type="float" office:value="0.0624275372885226" calcext:value-type="float">
            <text:p>0.062427537288523</text:p>
          </table:table-cell>
          <table:table-cell table:style-name="ce2" table:formula="of:=STDEV([.H8:.H11])" office:value-type="float" office:value="0.0139253691795497" calcext:value-type="float">
            <text:p>0.01392536917955</text:p>
          </table:table-cell>
          <table:table-cell table:style-name="ce2" table:formula="of:=STDEV([.I8:.I11])" office:value-type="float" office:value="0.00867007486991893" calcext:value-type="float">
            <text:p>0.008670074869919</text:p>
          </table:table-cell>
          <table:table-cell table:style-name="ce2" table:formula="of:=STDEV([.J8:.J11])" office:value-type="float" office:value="0.0554642091557107" calcext:value-type="float">
            <text:p>0.055464209155711</text:p>
          </table:table-cell>
          <table:table-cell table:style-name="ce2" table:formula="of:=STDEV([.K8:.K11])" office:value-type="float" office:value="0.0410488419144476" calcext:value-type="float">
            <text:p>0.0410488419144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9236782391" calcext:value-type="float">
            <text:p>0.379236782391</text:p>
          </table:table-cell>
          <table:table-cell office:value-type="float" office:value="0.674370944959" calcext:value-type="float">
            <text:p>0.674370944959</text:p>
          </table:table-cell>
          <table:table-cell office:value-type="float" office:value="0.32678" calcext:value-type="float">
            <text:p>0.32678</text:p>
          </table:table-cell>
          <table:table-cell office:value-type="float" office:value="0.41561503902" calcext:value-type="float">
            <text:p>0.41561503902</text:p>
          </table:table-cell>
          <table:table-cell office:value-type="float" office:value="0.485467713772" calcext:value-type="float">
            <text:p>0.4854677137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09154459382" calcext:value-type="float">
            <text:p>0.409154459382</text:p>
          </table:table-cell>
          <table:table-cell office:value-type="float" office:value="0.738585517923" calcext:value-type="float">
            <text:p>0.738585517923</text:p>
          </table:table-cell>
          <table:table-cell office:value-type="float" office:value="0.419738" calcext:value-type="float">
            <text:p>0.419738</text:p>
          </table:table-cell>
          <table:table-cell office:value-type="float" office:value="0.449228288927" calcext:value-type="float">
            <text:p>0.449228288927</text:p>
          </table:table-cell>
          <table:table-cell office:value-type="float" office:value="0.526592371562" calcext:value-type="float">
            <text:p>0.5265923715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8165242856" calcext:value-type="float">
            <text:p>0.508165242856</text:p>
          </table:table-cell>
          <table:table-cell office:value-type="float" office:value="0.65020907426" calcext:value-type="float">
            <text:p>0.65020907426</text:p>
          </table:table-cell>
          <table:table-cell office:value-type="float" office:value="0.376435" calcext:value-type="float">
            <text:p>0.376435</text:p>
          </table:table-cell>
          <table:table-cell office:value-type="float" office:value="0.531382258723" calcext:value-type="float">
            <text:p>0.531382258723</text:p>
          </table:table-cell>
          <table:table-cell office:value-type="float" office:value="0.570478207685" calcext:value-type="float">
            <text:p>0.5704782076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48469823553" calcext:value-type="float">
            <text:p>0.448469823553</text:p>
          </table:table-cell>
          <table:table-cell office:value-type="float" office:value="0.593010879142" calcext:value-type="float">
            <text:p>0.593010879142</text:p>
          </table:table-cell>
          <table:table-cell office:value-type="float" office:value="0.342785" calcext:value-type="float">
            <text:p>0.342785</text:p>
          </table:table-cell>
          <table:table-cell office:value-type="float" office:value="0.471452271739" calcext:value-type="float">
            <text:p>0.471452271739</text:p>
          </table:table-cell>
          <table:table-cell office:value-type="float" office:value="0.510710344696" calcext:value-type="float">
            <text:p>0.510710344696</text:p>
          </table:table-cell>
        </table:table-row>
        <table:table-row table:style-name="ro1">
          <table:table-cell table:number-columns-repeated="6"/>
          <table:table-cell table:style-name="ce1" table:formula="of:=AVERAGE([.G15:.G18])" office:value-type="float" office:value="0.4362565770455" calcext:value-type="float">
            <text:p>0.4362565770455</text:p>
          </table:table-cell>
          <table:table-cell table:style-name="ce1" table:formula="of:=AVERAGE([.H15:.H18])" office:value-type="float" office:value="0.664044104071" calcext:value-type="float">
            <text:p>0.664044104071</text:p>
          </table:table-cell>
          <table:table-cell table:style-name="ce1" table:formula="of:=AVERAGE([.I15:.I18])" office:value-type="float" office:value="0.3664345" calcext:value-type="float">
            <text:p>0.3664345</text:p>
          </table:table-cell>
          <table:table-cell table:style-name="ce1" table:formula="of:=AVERAGE([.J15:.J18])" office:value-type="float" office:value="0.46691946460225" calcext:value-type="float">
            <text:p>0.46691946460225</text:p>
          </table:table-cell>
          <table:table-cell table:style-name="ce1" table:formula="of:=AVERAGE([.K15:.K18])" office:value-type="float" office:value="0.52331215942875" calcext:value-type="float">
            <text:p>0.52331215942875</text:p>
          </table:table-cell>
        </table:table-row>
        <table:table-row table:style-name="ro1">
          <table:table-cell table:number-columns-repeated="6"/>
          <table:table-cell table:style-name="ce2" table:formula="of:=STDEV([.G15:.G18])" office:value-type="float" office:value="0.0556950068772976" calcext:value-type="float">
            <text:p>0.055695006877298</text:p>
          </table:table-cell>
          <table:table-cell table:style-name="ce2" table:formula="of:=STDEV([.H15:.H18])" office:value-type="float" office:value="0.0602776716965366" calcext:value-type="float">
            <text:p>0.060277671696537</text:p>
          </table:table-cell>
          <table:table-cell table:style-name="ce2" table:formula="of:=STDEV([.I15:.I18])" office:value-type="float" office:value="0.0411219784421907" calcext:value-type="float">
            <text:p>0.041121978442191</text:p>
          </table:table-cell>
          <table:table-cell table:style-name="ce2" table:formula="of:=STDEV([.J15:.J18])" office:value-type="float" office:value="0.0487207004174145" calcext:value-type="float">
            <text:p>0.048720700417415</text:p>
          </table:table-cell>
          <table:table-cell table:style-name="ce2" table:formula="of:=STDEV([.K15:.K18])" office:value-type="float" office:value="0.0357136934586501" calcext:value-type="float">
            <text:p>0.035713693458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2207304335" calcext:value-type="float">
            <text:p>0.422207304335</text:p>
          </table:table-cell>
          <table:table-cell office:value-type="float" office:value="0.687915282392" calcext:value-type="float">
            <text:p>0.687915282392</text:p>
          </table:table-cell>
          <table:table-cell office:value-type="float" office:value="0.405061" calcext:value-type="float">
            <text:p>0.405061</text:p>
          </table:table-cell>
          <table:table-cell office:value-type="float" office:value="0.457553397436" calcext:value-type="float">
            <text:p>0.457553397436</text:p>
          </table:table-cell>
          <table:table-cell office:value-type="float" office:value="0.523262674703" calcext:value-type="float">
            <text:p>0.5232626747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3183757743" calcext:value-type="float">
            <text:p>0.33183757743</text:p>
          </table:table-cell>
          <table:table-cell office:value-type="float" office:value="0.65144202736" calcext:value-type="float">
            <text:p>0.65144202736</text:p>
          </table:table-cell>
          <table:table-cell office:value-type="float" office:value="0.289743" calcext:value-type="float">
            <text:p>0.289743</text:p>
          </table:table-cell>
          <table:table-cell office:value-type="float" office:value="0.367940709608" calcext:value-type="float">
            <text:p>0.367940709608</text:p>
          </table:table-cell>
          <table:table-cell office:value-type="float" office:value="0.439697809539" calcext:value-type="float">
            <text:p>0.4396978095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35487248771" calcext:value-type="float">
            <text:p>0.335487248771</text:p>
          </table:table-cell>
          <table:table-cell office:value-type="float" office:value="0.635740596581" calcext:value-type="float">
            <text:p>0.635740596581</text:p>
          </table:table-cell>
          <table:table-cell office:value-type="float" office:value="0.293883" calcext:value-type="float">
            <text:p>0.293883</text:p>
          </table:table-cell>
          <table:table-cell office:value-type="float" office:value="0.370482187839" calcext:value-type="float">
            <text:p>0.370482187839</text:p>
          </table:table-cell>
          <table:table-cell office:value-type="float" office:value="0.439202530487" calcext:value-type="float">
            <text:p>0.4392025304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33613694926" calcext:value-type="float">
            <text:p>0.333613694926</text:p>
          </table:table-cell>
          <table:table-cell office:value-type="float" office:value="0.683024671407" calcext:value-type="float">
            <text:p>0.683024671407</text:p>
          </table:table-cell>
          <table:table-cell office:value-type="float" office:value="0.294412" calcext:value-type="float">
            <text:p>0.294412</text:p>
          </table:table-cell>
          <table:table-cell office:value-type="float" office:value="0.37163692491" calcext:value-type="float">
            <text:p>0.37163692491</text:p>
          </table:table-cell>
          <table:table-cell office:value-type="float" office:value="0.448274218049" calcext:value-type="float">
            <text:p>0.448274218049</text:p>
          </table:table-cell>
        </table:table-row>
        <table:table-row table:style-name="ro1">
          <table:table-cell table:number-columns-repeated="6"/>
          <table:table-cell table:style-name="ce1" table:formula="of:=AVERAGE([.G22:.G25])" office:value-type="float" office:value="0.3557864563655" calcext:value-type="float">
            <text:p>0.3557864563655</text:p>
          </table:table-cell>
          <table:table-cell table:style-name="ce1" table:formula="of:=AVERAGE([.H22:.H25])" office:value-type="float" office:value="0.664530644435" calcext:value-type="float">
            <text:p>0.664530644435</text:p>
          </table:table-cell>
          <table:table-cell table:style-name="ce1" table:formula="of:=AVERAGE([.I22:.I25])" office:value-type="float" office:value="0.32077475" calcext:value-type="float">
            <text:p>0.32077475</text:p>
          </table:table-cell>
          <table:table-cell table:style-name="ce1" table:formula="of:=AVERAGE([.J22:.J25])" office:value-type="float" office:value="0.39190330494825" calcext:value-type="float">
            <text:p>0.39190330494825</text:p>
          </table:table-cell>
          <table:table-cell table:style-name="ce1" table:formula="of:=AVERAGE([.K22:.K25])" office:value-type="float" office:value="0.4626093081945" calcext:value-type="float">
            <text:p>0.4626093081945</text:p>
          </table:table-cell>
        </table:table-row>
        <table:table-row table:style-name="ro1">
          <table:table-cell table:number-columns-repeated="6"/>
          <table:table-cell table:style-name="ce2" table:formula="of:=STDEV([.G22:.G25])" office:value-type="float" office:value="0.0443056317942849" calcext:value-type="float">
            <text:p>0.044305631794285</text:p>
          </table:table-cell>
          <table:table-cell table:style-name="ce2" table:formula="of:=STDEV([.H22:.H25])" office:value-type="float" office:value="0.0250934857309795" calcext:value-type="float">
            <text:p>0.02509348573098</text:p>
          </table:table-cell>
          <table:table-cell table:style-name="ce2" table:formula="of:=STDEV([.I22:.I25])" office:value-type="float" office:value="0.0562295955665994" calcext:value-type="float">
            <text:p>0.056229595566599</text:p>
          </table:table-cell>
          <table:table-cell table:style-name="ce2" table:formula="of:=STDEV([.J22:.J25])" office:value-type="float" office:value="0.0437939533008598" calcext:value-type="float">
            <text:p>0.04379395330086</text:p>
          </table:table-cell>
          <table:table-cell table:style-name="ce2" table:formula="of:=STDEV([.K22:.K25])" office:value-type="float" office:value="0.0406494759768739" calcext:value-type="float">
            <text:p>0.0406494759768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2332496314" calcext:value-type="float">
            <text:p>0.352332496314</text:p>
          </table:table-cell>
          <table:table-cell office:value-type="float" office:value="0.694987902212" calcext:value-type="float">
            <text:p>0.694987902212</text:p>
          </table:table-cell>
          <table:table-cell office:value-type="float" office:value="0.327284" calcext:value-type="float">
            <text:p>0.327284</text:p>
          </table:table-cell>
          <table:table-cell office:value-type="float" office:value="0.39087581821" calcext:value-type="float">
            <text:p>0.39087581821</text:p>
          </table:table-cell>
          <table:table-cell office:value-type="float" office:value="0.467606327231" calcext:value-type="float">
            <text:p>0.4676063272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4870160316" calcext:value-type="float">
            <text:p>0.314870160316</text:p>
          </table:table-cell>
          <table:table-cell office:value-type="float" office:value="0.643083674392" calcext:value-type="float">
            <text:p>0.643083674392</text:p>
          </table:table-cell>
          <table:table-cell office:value-type="float" office:value="0.230161" calcext:value-type="float">
            <text:p>0.230161</text:p>
          </table:table-cell>
          <table:table-cell office:value-type="float" office:value="0.350664171092" calcext:value-type="float">
            <text:p>0.350664171092</text:p>
          </table:table-cell>
          <table:table-cell office:value-type="float" office:value="0.422750767972" calcext:value-type="float">
            <text:p>0.4227507679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64043407592" calcext:value-type="float">
            <text:p>0.364043407592</text:p>
          </table:table-cell>
          <table:table-cell office:value-type="float" office:value="0.664896776018" calcext:value-type="float">
            <text:p>0.664896776018</text:p>
          </table:table-cell>
          <table:table-cell office:value-type="float" office:value="0.279418" calcext:value-type="float">
            <text:p>0.279418</text:p>
          </table:table-cell>
          <table:table-cell office:value-type="float" office:value="0.400265983401" calcext:value-type="float">
            <text:p>0.400265983401</text:p>
          </table:table-cell>
          <table:table-cell office:value-type="float" office:value="0.470486607277" calcext:value-type="float">
            <text:p>0.4704866072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05492033997" calcext:value-type="float">
            <text:p>0.305492033997</text:p>
          </table:table-cell>
          <table:table-cell office:value-type="float" office:value="0.743371991511" calcext:value-type="float">
            <text:p>0.743371991511</text:p>
          </table:table-cell>
          <table:table-cell office:value-type="float" office:value="0.331876" calcext:value-type="float">
            <text:p>0.331876</text:p>
          </table:table-cell>
          <table:table-cell office:value-type="float" office:value="0.346287903098" calcext:value-type="float">
            <text:p>0.346287903098</text:p>
          </table:table-cell>
          <table:table-cell office:value-type="float" office:value="0.433028907809" calcext:value-type="float">
            <text:p>0.433028907809</text:p>
          </table:table-cell>
        </table:table-row>
        <table:table-row table:style-name="ro1">
          <table:table-cell table:number-columns-repeated="6"/>
          <table:table-cell table:style-name="ce1" table:formula="of:=AVERAGE([.G29:.G32])" office:value-type="float" office:value="0.33418452455475" calcext:value-type="float">
            <text:p>0.33418452455475</text:p>
          </table:table-cell>
          <table:table-cell table:style-name="ce1" table:formula="of:=AVERAGE([.H29:.H32])" office:value-type="float" office:value="0.68658508603325" calcext:value-type="float">
            <text:p>0.68658508603325</text:p>
          </table:table-cell>
          <table:table-cell table:style-name="ce1" table:formula="of:=AVERAGE([.I29:.I32])" office:value-type="float" office:value="0.29218475" calcext:value-type="float">
            <text:p>0.29218475</text:p>
          </table:table-cell>
          <table:table-cell table:style-name="ce1" table:formula="of:=AVERAGE([.J29:.J32])" office:value-type="float" office:value="0.37202346895025" calcext:value-type="float">
            <text:p>0.37202346895025</text:p>
          </table:table-cell>
          <table:table-cell table:style-name="ce1" table:formula="of:=AVERAGE([.K29:.K32])" office:value-type="float" office:value="0.44846815257225" calcext:value-type="float">
            <text:p>0.44846815257225</text:p>
          </table:table-cell>
        </table:table-row>
        <table:table-row table:style-name="ro1">
          <table:table-cell table:number-columns-repeated="6"/>
          <table:table-cell table:style-name="ce2" table:formula="of:=STDEV([.G29:.G32])" office:value-type="float" office:value="0.0283854743108771" calcext:value-type="float">
            <text:p>0.028385474310877</text:p>
          </table:table-cell>
          <table:table-cell table:style-name="ce2" table:formula="of:=STDEV([.H29:.H32])" office:value-type="float" office:value="0.0434285449889503" calcext:value-type="float">
            <text:p>0.04342854498895</text:p>
          </table:table-cell>
          <table:table-cell table:style-name="ce2" table:formula="of:=STDEV([.I29:.I32])" office:value-type="float" office:value="0.0476700050582124" calcext:value-type="float">
            <text:p>0.047670005058213</text:p>
          </table:table-cell>
          <table:table-cell table:style-name="ce2" table:formula="of:=STDEV([.J29:.J32])" office:value-type="float" office:value="0.0275172046172654" calcext:value-type="float">
            <text:p>0.027517204617266</text:p>
          </table:table-cell>
          <table:table-cell table:style-name="ce2" table:formula="of:=STDEV([.K29:.K32])" office:value-type="float" office:value="0.0241580643981167" calcext:value-type="float">
            <text:p>0.0241580643981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76575666325" calcext:value-type="float">
            <text:p>0.376575666325</text:p>
          </table:table-cell>
          <table:table-cell office:value-type="float" office:value="0.645522490702" calcext:value-type="float">
            <text:p>0.645522490702</text:p>
          </table:table-cell>
          <table:table-cell office:value-type="float" office:value="0.297925" calcext:value-type="float">
            <text:p>0.297925</text:p>
          </table:table-cell>
          <table:table-cell office:value-type="float" office:value="0.410806918616" calcext:value-type="float">
            <text:p>0.410806918616</text:p>
          </table:table-cell>
          <table:table-cell office:value-type="float" office:value="0.475664808498" calcext:value-type="float">
            <text:p>0.4756648084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5985675127" calcext:value-type="float">
            <text:p>0.375985675127</text:p>
          </table:table-cell>
          <table:table-cell office:value-type="float" office:value="0.554348792847" calcext:value-type="float">
            <text:p>0.554348792847</text:p>
          </table:table-cell>
          <table:table-cell office:value-type="float" office:value="0.265757" calcext:value-type="float">
            <text:p>0.265757</text:p>
          </table:table-cell>
          <table:table-cell office:value-type="float" office:value="0.401844575613" calcext:value-type="float">
            <text:p>0.401844575613</text:p>
          </table:table-cell>
          <table:table-cell office:value-type="float" office:value="0.448069403659" calcext:value-type="float">
            <text:p>0.4480694036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4303871889" calcext:value-type="float">
            <text:p>0.354303871889</text:p>
          </table:table-cell>
          <table:table-cell office:value-type="float" office:value="0.655248438782" calcext:value-type="float">
            <text:p>0.655248438782</text:p>
          </table:table-cell>
          <table:table-cell office:value-type="float" office:value="0.158738" calcext:value-type="float">
            <text:p>0.158738</text:p>
          </table:table-cell>
          <table:table-cell office:value-type="float" office:value="0.390140900193" calcext:value-type="float">
            <text:p>0.390140900193</text:p>
          </table:table-cell>
          <table:table-cell office:value-type="float" office:value="0.459920811345" calcext:value-type="float">
            <text:p>0.4599208113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0748795448" calcext:value-type="float">
            <text:p>0.360748795448</text:p>
          </table:table-cell>
          <table:table-cell office:value-type="float" office:value="0.628904895291" calcext:value-type="float">
            <text:p>0.628904895291</text:p>
          </table:table-cell>
          <table:table-cell office:value-type="float" office:value="0.138714" calcext:value-type="float">
            <text:p>0.138714</text:p>
          </table:table-cell>
          <table:table-cell office:value-type="float" office:value="0.394380436929" calcext:value-type="float">
            <text:p>0.394380436929</text:p>
          </table:table-cell>
          <table:table-cell office:value-type="float" office:value="0.458497119852" calcext:value-type="float">
            <text:p>0.458497119852</text:p>
          </table:table-cell>
        </table:table-row>
        <table:table-row table:style-name="ro1">
          <table:table-cell table:number-columns-repeated="6"/>
          <table:table-cell table:style-name="ce1" table:formula="of:=AVERAGE([.G36:.G39])" office:value-type="float" office:value="0.36690350219725" calcext:value-type="float">
            <text:p>0.36690350219725</text:p>
          </table:table-cell>
          <table:table-cell table:style-name="ce1" table:formula="of:=AVERAGE([.H36:.H39])" office:value-type="float" office:value="0.6210061544055" calcext:value-type="float">
            <text:p>0.6210061544055</text:p>
          </table:table-cell>
          <table:table-cell table:style-name="ce1" table:formula="of:=AVERAGE([.I36:.I39])" office:value-type="float" office:value="0.2152835" calcext:value-type="float">
            <text:p>0.2152835</text:p>
          </table:table-cell>
          <table:table-cell table:style-name="ce1" table:formula="of:=AVERAGE([.J36:.J39])" office:value-type="float" office:value="0.39929320783775" calcext:value-type="float">
            <text:p>0.39929320783775</text:p>
          </table:table-cell>
          <table:table-cell table:style-name="ce1" table:formula="of:=AVERAGE([.K36:.K39])" office:value-type="float" office:value="0.4605380358385" calcext:value-type="float">
            <text:p>0.4605380358385</text:p>
          </table:table-cell>
        </table:table-row>
        <table:table-row table:style-name="ro1">
          <table:table-cell table:number-columns-repeated="6"/>
          <table:table-cell table:style-name="ce2" table:formula="of:=STDEV([.G36:.G39])" office:value-type="float" office:value="0.0111455181293327" calcext:value-type="float">
            <text:p>0.011145518129333</text:p>
          </table:table-cell>
          <table:table-cell table:style-name="ce2" table:formula="of:=STDEV([.H36:.H39])" office:value-type="float" office:value="0.0457499680955847" calcext:value-type="float">
            <text:p>0.045749968095585</text:p>
          </table:table-cell>
          <table:table-cell table:style-name="ce2" table:formula="of:=STDEV([.I36:.I39])" office:value-type="float" office:value="0.0783953094366408" calcext:value-type="float">
            <text:p>0.078395309436641</text:p>
          </table:table-cell>
          <table:table-cell table:style-name="ce2" table:formula="of:=STDEV([.J36:.J39])" office:value-type="float" office:value="0.00907331373930869" calcext:value-type="float">
            <text:p>0.009073313739309</text:p>
          </table:table-cell>
          <table:table-cell table:style-name="ce2" table:formula="of:=STDEV([.K36:.K39])" office:value-type="float" office:value="0.0113846730835685" calcext:value-type="float">
            <text:p>0.0113846730835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61137440758" calcext:value-type="float">
            <text:p>0.0161137440758</text:p>
          </table:table-cell>
          <table:table-cell office:value-type="float" office:value="0.5" calcext:value-type="float">
            <text:p>0.5</text:p>
          </table:table-cell>
          <table:table-cell office:value-type="float" office:value="0.0580791" calcext:value-type="float">
            <text:p>0.0580791</text:p>
          </table:table-cell>
          <table:table-cell office:value-type="float" office:value="0.0199811941702" calcext:value-type="float">
            <text:p>0.0199811941702</text:p>
          </table:table-cell>
          <table:table-cell office:value-type="float" office:value="0.0312213039486" calcext:value-type="float">
            <text:p>0.03122130394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4953271028" calcext:value-type="float">
            <text:p>0.014953271028</text:p>
          </table:table-cell>
          <table:table-cell office:value-type="float" office:value="0.5" calcext:value-type="float">
            <text:p>0.5</text:p>
          </table:table-cell>
          <table:table-cell office:value-type="float" office:value="0.0575908" calcext:value-type="float">
            <text:p>0.0575908</text:p>
          </table:table-cell>
          <table:table-cell office:value-type="float" office:value="0.0185528756957" calcext:value-type="float">
            <text:p>0.0185528756957</text:p>
          </table:table-cell>
          <table:table-cell office:value-type="float" office:value="0.0290381125227" calcext:value-type="float">
            <text:p>0.0290381125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2962962963" calcext:value-type="float">
            <text:p>0.012962962963</text:p>
          </table:table-cell>
          <table:table-cell office:value-type="float" office:value="0.5" calcext:value-type="float">
            <text:p>0.5</text:p>
          </table:table-cell>
          <table:table-cell office:value-type="float" office:value="0.0565745" calcext:value-type="float">
            <text:p>0.0565745</text:p>
          </table:table-cell>
          <table:table-cell office:value-type="float" office:value="0.0160993560258" calcext:value-type="float">
            <text:p>0.0160993560258</text:p>
          </table:table-cell>
          <table:table-cell office:value-type="float" office:value="0.0252707581227" calcext:value-type="float">
            <text:p>0.0252707581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61137440758" calcext:value-type="float">
            <text:p>0.0161137440758</text:p>
          </table:table-cell>
          <table:table-cell office:value-type="float" office:value="0.5" calcext:value-type="float">
            <text:p>0.5</text:p>
          </table:table-cell>
          <table:table-cell office:value-type="float" office:value="0.0580791" calcext:value-type="float">
            <text:p>0.0580791</text:p>
          </table:table-cell>
          <table:table-cell office:value-type="float" office:value="0.0199811941702" calcext:value-type="float">
            <text:p>0.0199811941702</text:p>
          </table:table-cell>
          <table:table-cell office:value-type="float" office:value="0.0312213039486" calcext:value-type="float">
            <text:p>0.0312213039486</text:p>
          </table:table-cell>
        </table:table-row>
        <table:table-row table:style-name="ro1">
          <table:table-cell table:number-columns-repeated="6"/>
          <table:table-cell table:style-name="ce1" table:formula="of:=AVERAGE([.G43:.G46])" office:value-type="float" office:value="0.01503593053565" calcext:value-type="float">
            <text:p>0.01503593053565</text:p>
          </table:table-cell>
          <table:table-cell table:style-name="ce1" table:formula="of:=AVERAGE([.H43:.H46])" office:value-type="float" office:value="0.5" calcext:value-type="float">
            <text:p>0.5</text:p>
          </table:table-cell>
          <table:table-cell table:style-name="ce1" table:formula="of:=AVERAGE([.I43:.I46])" office:value-type="float" office:value="0.057580875" calcext:value-type="float">
            <text:p>0.057580875</text:p>
          </table:table-cell>
          <table:table-cell table:style-name="ce1" table:formula="of:=AVERAGE([.J43:.J46])" office:value-type="float" office:value="0.018653655015475" calcext:value-type="float">
            <text:p>0.018653655015475</text:p>
          </table:table-cell>
          <table:table-cell table:style-name="ce1" table:formula="of:=AVERAGE([.K43:.K46])" office:value-type="float" office:value="0.02918786963565" calcext:value-type="float">
            <text:p>0.02918786963565</text:p>
          </table:table-cell>
        </table:table-row>
        <table:table-row table:style-name="ro1">
          <table:table-cell table:number-columns-repeated="6"/>
          <table:table-cell table:style-name="ce2" table:formula="of:=STDEV([.G43:.G46])" office:value-type="float" office:value="0.00148631436851077" calcext:value-type="float">
            <text:p>0.001486314368511</text:p>
          </table:table-cell>
          <table:table-cell table:style-name="ce2" table:formula="of:=STDEV([.H43:.H46])" office:value-type="float" office:value="0" calcext:value-type="float">
            <text:p>0</text:p>
          </table:table-cell>
          <table:table-cell table:style-name="ce2" table:formula="of:=STDEV([.I43:.I46])" office:value-type="float" office:value="0.000709306103996478" calcext:value-type="float">
            <text:p>0.000709306103996</text:p>
          </table:table-cell>
          <table:table-cell table:style-name="ce2" table:formula="of:=STDEV([.J43:.J46])" office:value-type="float" office:value="0.00183114902129828" calcext:value-type="float">
            <text:p>0.001831149021298</text:p>
          </table:table-cell>
          <table:table-cell table:style-name="ce2" table:formula="of:=STDEV([.K43:.K46])" office:value-type="float" office:value="0.00280689033201806" calcext:value-type="float">
            <text:p>0.002806890332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4:09:07.170957342</dc:date>
    <dc:creator>Dimitrios Pritsos</dc:creator>
    <meta:editing-duration>PT4M5S</meta:editing-duration>
    <meta:editing-cycles>1</meta:editing-cycles>
    <meta:document-statistic meta:table-count="1" meta:cell-count="378" meta:object-count="0"/>
    <meta:generator>LibreOffice/5.2.2.2$Linux_X86_64 LibreOffice_project/20m0$Build-2</meta:generator>
  </office:meta>
</office:document-meta>
</file>